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30ca" officeooo:paragraph-rsid="001130ca" style:font-weight-asian="normal" style:font-weight-complex="normal"/>
    </style:style>
    <style:style style:name="P2" style:family="paragraph" style:parent-style-name="Standard">
      <style:text-properties fo:font-weight="bold" officeooo:rsid="001130ca" officeooo:paragraph-rsid="001130ca" style:font-weight-asian="bold" style:font-weight-complex="bold"/>
    </style:style>
    <style:style style:name="P3" style:family="paragraph" style:parent-style-name="Standard">
      <style:text-properties fo:font-style="italic" fo:font-weight="bold" officeooo:rsid="0011ee86" officeooo:paragraph-rsid="0011ee86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weight="normal" officeooo:rsid="001130ca" officeooo:paragraph-rsid="001130c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3b6b2" officeooo:paragraph-rsid="0013b6b2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530e5" officeooo:paragraph-rsid="001530e5" style:font-weight-asian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22aa1" officeooo:paragraph-rsid="00122aa1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1ee86" officeooo:paragraph-rsid="0011ee86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b2540" officeooo:paragraph-rsid="001b254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b9618" officeooo:paragraph-rsid="001b9618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530e5" officeooo:paragraph-rsid="001530e5" style:font-style-asian="normal" style:font-weight-asian="normal" style:font-style-complex="normal" style:font-weight-complex="normal"/>
    </style:style>
    <style:style style:name="T1" style:family="text">
      <style:text-properties officeooo:rsid="00153472"/>
    </style:style>
    <style:style style:name="T2" style:family="text">
      <style:text-properties officeooo:rsid="0015fa20"/>
    </style:style>
    <style:style style:name="T3" style:family="text">
      <style:text-properties officeooo:rsid="0019d997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3 Calculus – topics to cover</text:p>
      <text:p text:style-name="P3">Differentiation.</text:p>
      <text:list xml:id="list1211867555" text:style-name="L1">
        <text:list-item>
          <text:p text:style-name="P4">Geometric meaning of the derivative; curve sketching</text:p>
        </text:list-item>
        <text:list-item>
          <text:p text:style-name="P4">Limits and definition of derivative</text:p>
        </text:list-item>
        <text:list-item>
          <text:p text:style-name="P4">Derivatives of common functions: trig functions, log, exp</text:p>
        </text:list-item>
        <text:list-item>
          <text:p text:style-name="P4">Chain rule</text:p>
        </text:list-item>
        <text:list-item>
          <text:p text:style-name="P4">Product and quotient rules</text:p>
        </text:list-item>
        <text:list-item>
          <text:p text:style-name="P4">Tangent and normal lines</text:p>
        </text:list-item>
        <text:list-item>
          <text:p text:style-name="P4">Higher derivatives and geometric meaning</text:p>
        </text:list-item>
        <text:list-item>
          <text:p text:style-name="P4">Optimisation</text:p>
        </text:list-item>
        <text:list-item>
          <text:p text:style-name="P4">Related rates</text:p>
        </text:list-item>
        <text:list-item>
          <text:p text:style-name="P4">Parametric functions</text:p>
        </text:list-item>
        <text:list-item>
          <text:p text:style-name="P4">Implicit differentiation</text:p>
        </text:list-item>
        <text:list-item>
          <text:p text:style-name="P5">Kinematics</text:p>
        </text:list-item>
        <text:list-item>
          <text:p text:style-name="P4">Inverse functions</text:p>
        </text:list-item>
        <text:list-item>
          <text:p text:style-name="P6">Differentiation <text:span text:style-name="T1">r</text:span>evision</text:p>
        </text:list-item>
      </text:list>
      <text:p text:style-name="P1"/>
      <text:p text:style-name="P3">Integration.</text:p>
      <text:list xml:id="list184853823758416" text:continue-numbering="true" text:style-name="L1">
        <text:list-item>
          <text:p text:style-name="P7">Approximating areas</text:p>
        </text:list-item>
        <text:list-item>
          <text:p text:style-name="P8">Anti-differentiation</text:p>
        </text:list-item>
        <text:list-item>
          <text:p text:style-name="P7">Fundamental theorem of calculus</text:p>
        </text:list-item>
        <text:list-item>
          <text:p text:style-name="P8">Substitution</text:p>
        </text:list-item>
        <text:list-item>
          <text:p text:style-name="P7">Separable differential equations</text:p>
        </text:list-item>
        <text:list-item>
          <text:p text:style-name="P7">Integration by partial fractions</text:p>
        </text:list-item>
        <text:list-item>
          <text:p text:style-name="P7">Integration by parts</text:p>
        </text:list-item>
        <text:list-item>
          <text:p text:style-name="P7">Volumes of revolution, curve length, <text:span text:style-name="T2">and surface area</text:span></text:p>
        </text:list-item>
        <text:list-item>
          <text:p text:style-name="P9">Trig substitution</text:p>
        </text:list-item>
        <text:list-item>
          <text:p text:style-name="P10">Formal definition of <text:span text:style-name="T4">ln</text:span></text:p>
        </text:list-item>
        <text:list-item>
          <text:p text:style-name="P11"><text:span text:style-name="T3">I</text:span>ntegration <text:span text:style-name="T1">r</text:span>evi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4:14:52.741262452</meta:creation-date>
    <dc:date>2017-10-06T12:10:06.715462726</dc:date>
    <meta:editing-duration>P2DT16H1M34S</meta:editing-duration>
    <meta:editing-cycles>14</meta:editing-cycles>
    <meta:generator>LibreOffice/5.4.1.2.0$Linux_X86_64 LibreOffice_project/40m0$Build-2</meta:generator>
    <meta:document-statistic meta:table-count="0" meta:image-count="0" meta:object-count="0" meta:page-count="1" meta:paragraph-count="28" meta:word-count="114" meta:character-count="771" meta:non-whitespace-character-count="709"/>
  </office:meta>
</office:document-meta>
</file>